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5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style-name="ce5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style-name="ce3"/>
          <table:table-cell table:number-columns-repeated="1019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2:Sheet1.D17 Sheet1.B10:Sheet1.D10 Sheet1.B2:Sheet1.C9 Sheet1.B11:Sheet1.C17 Sheet1.C138:Sheet1.C299 Sheet1.B18:Sheet1.D18 Sheet1.B137:Sheet1.B299 Sheet1.B120:Sheet1.D120 Sheet1.B121:Sheet1.C137 Sheet1.D19:Sheet1.D299 Sheet1.B19:Sheet1.C119">
            <calcext:condition calcext:apply-style-name="cf2" calcext:value="=&quot;JD&quot;" calcext:base-cell-address="Sheet1.A1"/>
            <calcext:condition calcext:apply-style-name="cf1" calcext:value="=&quot;Daniel&quot;" calcext:base-cell-address="Sheet1.A1"/>
            <calcext:condition calcext:apply-style-name="cf3" calcext:value="=&quot;Juan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titled1" style:family="table-cell" style:parent-style-name="Default" style:data-style-name="N0">
      <style:table-cell-properties fo:background-color="#89c765" style:vertical-align="automatic"/>
    </style:style>
    <style:style style:name="Untitled2" style:family="table-cell" style:parent-style-name="Default" style:data-style-name="N0">
      <style:table-cell-properties fo:background-color="#bcaed5" style:vertical-align="automatic"/>
    </style:style>
    <style:style style:name="Untitled3" style:family="table-cell" style:parent-style-name="Default" style:data-style-name="N0">
      <style:table-cell-properties fo:background-color="#fcd3c1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bcaed5"/>
    </style:style>
    <style:style style:name="cf2" style:family="table-cell" style:parent-style-name="Default">
      <style:table-cell-properties fo:background-color="#89c765"/>
    </style:style>
    <style:style style:name="cf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02:05:23.855968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12-15T13:41:42Z</meta:creation-date>
    <dc:date>2019-01-19T02:05:44.746868170</dc:date>
    <meta:editing-cycles>60</meta:editing-cycles>
    <meta:editing-duration>PT14H41M58S</meta:editing-duration>
    <meta:document-statistic meta:table-count="1" meta:cell-count="587" meta:object-count="0"/>
  </office:meta>
</office:document-meta>
</file>